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ext-properties fo:color="#FFC000"/>
    </style:style>
    <style:style style:name="ce8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00B0F0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middle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00B050"/>
    </style:style>
    <style:style style:name="ce15" style:family="table-cell" style:parent-style-name="Default" style:data-style-name="N0">
      <style:table-cell-properties fo:background-color="#FF000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ackground-color="#BFBFBF"/>
    </style:style>
    <style:style style:name="ce18" style:family="table-cell" style:parent-style-name="Default" style:data-style-name="N0">
      <style:table-cell-properties fo:background-color="#7030A0"/>
    </style:style>
    <style:style style:name="ce19" style:family="table-cell" style:parent-style-name="Default" style:data-style-name="N0">
      <style:table-cell-properties fo:background-color="#663300"/>
    </style:style>
    <style:style style:name="ce20" style:family="table-cell" style:parent-style-name="Default" style:data-style-name="N0">
      <style:table-cell-properties fo:background-color="#FFC000"/>
    </style:style>
    <style:style style:name="ce21" style:family="table-cell" style:parent-style-name="Default" style:data-style-name="N0">
      <style:table-cell-properties fo:background-color="#525252"/>
      <style:text-properties fo:color="#FFFFFF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5.715cm" style:use-optimal-column-width="true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24354166666667cm" style:use-optimal-column-width="true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2.619375cm" style:use-optimal-column-width="true"/>
    </style:style>
    <style:style style:name="co8" style:family="table-column">
      <style:table-column-properties fo:break-before="auto" style:column-width="1.45520833333333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13770833333333cm"/>
    </style:style>
    <style:style style:name="co13" style:family="table-column">
      <style:table-column-properties fo:break-before="auto" style:column-width="0.767291666666667cm" style:use-optimal-column-width="true"/>
    </style:style>
    <style:style style:name="co14" style:family="table-column">
      <style:table-column-properties fo:break-before="auto" style:column-width="1.27cm" style:use-optimal-column-width="true"/>
    </style:style>
    <style:style style:name="co15" style:family="table-column">
      <style:table-column-properties fo:break-before="auto" style:column-width="1.16416666666667cm" style:use-optimal-column-width="true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/>
      <style:map style:condition="of:is-true-formula(AND(COUNTIF([.$T$2:.$U$2]; [.T2])&gt;1;NOT(ISBLANK([.T2]))))" style:apply-style-name="cf1" style:base-cell-address="Sheet1.T2"/>
    </style:style>
    <style:style style:name="ce23" style:family="table-cell">
      <style:map style:condition="of:is-true-formula(AND(COUNTIF([.$T$2:.$U$2]; [.T2])&gt;1;NOT(ISBLANK([.T2]))))" style:apply-style-name="cf1" style:base-cell-address="Sheet1.T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4" table:default-cell-style-name="ce1"/>
        <table:table-column table:style-name="co10" table:number-columns-repeated="4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style-name="ce2">
            <text:p>Board Game Sleeves from Arcane Tinmen</text:p>
          </table:table-cell>
          <table:table-cell table:number-columns-repeated="3" table:style-name="ce1"/>
          <table:table-cell office:value-type="string" table:style-name="ce3">
            <text:p>Fits cards measuring</text:p>
          </table:table-cell>
          <table:table-cell table:number-columns-repeated="2" table:style-name="ce1"/>
          <table:table-cell table:style-name="ce4"/>
          <table:table-cell office:value-type="string" table:style-name="ce3">
            <text:p>Display dimensions (mm)</text:p>
          </table:table-cell>
          <table:table-cell table:number-columns-repeated="2" table:style-name="ce1"/>
          <table:table-cell office:value-type="string" table:style-name="ce3">
            <text:p>Outer carton dimensions (6 displays each)</text:p>
          </table:table-cell>
          <table:table-cell table:number-columns-repeated="3" table:style-name="ce1"/>
          <table:table-cell office:value-type="string" table:style-name="ce3">
            <text:p>Standard sleeve dimensions</text:p>
          </table:table-cell>
          <table:table-cell table:number-columns-repeated="3" table:style-name="ce1"/>
          <table:table-cell office:value-type="string" table:style-name="ce3">
            <text:p>NG sleeve dimensions</text:p>
          </table:table-cell>
          <table:table-cell table:style-name="ce1"/>
          <table:table-cell office:value-type="string" table:style-name="ce3">
            <text:p>NG box dimensions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Product number</text:p>
          </table:table-cell>
          <table:table-cell office:value-type="string" table:style-name="ce1">
            <text:p>Name</text:p>
          </table:table-cell>
          <table:table-cell office:value-type="string" table:style-name="ce5">
            <text:p>Farvekode</text:p>
          </table:table-cell>
          <table:table-cell office:value-type="string" table:style-name="ce6">
            <text:p>Farvekode CMYK</text:p>
          </table:table-cell>
          <table:table-cell office:value-type="string" table:style-name="ce3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… in inches</text:p>
          </table:table-cell>
          <table:table-cell office:value-type="string" table:style-name="ce4">
            <text:p>Barcodes</text:p>
          </table:table-cell>
          <table:table-cell office:value-type="string" table:style-name="ce3">
            <text:p>Length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3">
            <text:p>Length</text:p>
          </table:table-cell>
          <table:table-cell office:value-type="string" table:style-name="ce1">
            <text:p>Width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Weight</text:p>
          </table:table-cell>
          <table:table-cell office:value-type="string" table:style-name="ce3">
            <text:p>Width</text:p>
          </table:table-cell>
          <table:table-cell office:value-type="string" table:style-name="ce7">
            <text:p>gap</text:p>
          </table:table-cell>
          <table:table-cell office:value-type="string" table:style-name="ce1">
            <text:p>Height</text:p>
          </table:table-cell>
          <table:table-cell office:value-type="string" table:style-name="ce7">
            <text:p>gap</text:p>
          </table:table-cell>
          <table:table-cell office:value-type="string" table:style-name="ce22">
            <text:p>Width</text:p>
          </table:table-cell>
          <table:table-cell office:value-type="string" table:style-name="ce23">
            <text:p>Height</text:p>
          </table:table-cell>
          <table:table-cell office:value-type="string" table:style-name="ce3">
            <text:p>Width</text:p>
          </table:table-cell>
          <table:table-cell office:value-type="string" table:style-name="ce7">
            <text:p>gap</text:p>
          </table:table-cell>
          <table:table-cell office:value-type="string" table:style-name="ce1">
            <text:p>Height</text:p>
          </table:table-cell>
          <table:table-cell office:value-type="string" table:style-name="ce7">
            <text:p>gap</text:p>
          </table:table-cell>
          <table:table-cell office:value-type="string" table:style-name="ce1">
            <text:p>depth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AT-10402</text:p>
          </table:table-cell>
          <table:table-cell office:value-type="string" table:style-name="ce9">
            <text:p>Board Game Sleeves - Large<text:s/></text:p>
          </table:table-cell>
          <table:table-cell office:value-type="string" table:style-name="ce10">
            <text:p>Blå</text:p>
          </table:table-cell>
          <table:table-cell office:value-type="string" table:style-name="ce1">
            <text:p>87,55,0,0</text:p>
          </table:table-cell>
          <table:table-cell office:value-type="float" office:value="59" table:style-name="ce11">
            <text:p>59</text:p>
          </table:table-cell>
          <table:table-cell office:value-type="float" office:value="92" table:style-name="ce12">
            <text:p>92</text:p>
          </table:table-cell>
          <table:table-cell office:value-type="string" table:style-name="ce9">
            <text:p>2 5/16*3 9/16</text:p>
          </table:table-cell>
          <table:table-cell office:value-type="string" table:style-name="ce13">
            <text:p>5706569104023</text:p>
          </table:table-cell>
          <table:table-cell office:value-type="float" office:value="225" table:style-name="ce3">
            <text:p>225</text:p>
          </table:table-cell>
          <table:table-cell office:value-type="float" office:value="95" table:style-name="ce1">
            <text:p>95</text:p>
          </table:table-cell>
          <table:table-cell office:value-type="float" office:value="101" table:style-name="ce1">
            <text:p>101</text:p>
          </table:table-cell>
          <table:table-cell office:value-type="float" office:value="287" table:formula="of:=[.J3]*3+2" table:style-name="ce3">
            <text:p>287</text:p>
          </table:table-cell>
          <table:table-cell office:value-type="float" office:value="227" table:formula="of:=[.I3]+2" table:style-name="ce1">
            <text:p>227</text:p>
          </table:table-cell>
          <table:table-cell office:value-type="float" office:value="204" table:formula="of:=[.K3]*2+2" table:style-name="ce1">
            <text:p>204</text:p>
          </table:table-cell>
          <table:table-cell table:style-name="ce1"/>
          <table:table-cell office:value-type="float" office:value="62" table:style-name="ce3">
            <text:p>62</text:p>
          </table:table-cell>
          <table:table-cell office:value-type="float" office:value="3" table:formula="of:=[.P3]-[.E3]" table:style-name="ce7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4" table:formula="of:=[.R3]-[.F3]" table:style-name="ce7">
            <text:p>4</text:p>
          </table:table-cell>
          <table:table-cell office:value-type="float" office:value="62" table:style-name="ce3">
            <text:p>62</text:p>
          </table:table-cell>
          <table:table-cell office:value-type="float" office:value="96" table:style-name="ce1">
            <text:p>96</text:p>
          </table:table-cell>
          <table:table-cell office:value-type="float" office:value="65" table:formula="of:=[.T3]+3" table:style-name="ce3">
            <text:p>65</text:p>
          </table:table-cell>
          <table:table-cell office:value-type="float" office:value="3" table:formula="of:=[.V3]-[.T3]" table:style-name="ce7">
            <text:p>3</text:p>
          </table:table-cell>
          <table:table-cell office:value-type="float" office:value="98" table:formula="of:=[.U3]+2" table:style-name="ce1">
            <text:p>98</text:p>
          </table:table-cell>
          <table:table-cell office:value-type="float" office:value="2" table:formula="of:=[.X3]-[.U3]" table:style-name="ce7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AT-10403</text:p>
          </table:table-cell>
          <table:table-cell office:value-type="string" table:style-name="ce9">
            <text:p>Board Game Sleeves - Medium<text:s/></text:p>
          </table:table-cell>
          <table:table-cell office:value-type="string" table:style-name="ce14">
            <text:p>Grøn</text:p>
          </table:table-cell>
          <table:table-cell office:value-type="string" table:style-name="ce1">
            <text:p>75,0,100,0</text:p>
          </table:table-cell>
          <table:table-cell office:value-type="float" office:value="57" table:style-name="ce11">
            <text:p>57</text:p>
          </table:table-cell>
          <table:table-cell office:value-type="float" office:value="89" table:style-name="ce12">
            <text:p>89</text:p>
          </table:table-cell>
          <table:table-cell office:value-type="string" table:style-name="ce9">
            <text:p>2 1/4*3 1/2</text:p>
          </table:table-cell>
          <table:table-cell office:value-type="string" table:style-name="ce13">
            <text:p>5706569104030</text:p>
          </table:table-cell>
          <table:table-cell office:value-type="float" office:value="225" table:style-name="ce3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98" table:style-name="ce1">
            <text:p>98</text:p>
          </table:table-cell>
          <table:table-cell office:value-type="float" office:value="272" table:formula="of:=[.J4]*3+2" table:style-name="ce3">
            <text:p>272</text:p>
          </table:table-cell>
          <table:table-cell office:value-type="float" office:value="227" table:formula="of:=[.I4]+2" table:style-name="ce1">
            <text:p>227</text:p>
          </table:table-cell>
          <table:table-cell office:value-type="float" office:value="198" table:formula="of:=[.K4]*2+2" table:style-name="ce1">
            <text:p>198</text:p>
          </table:table-cell>
          <table:table-cell table:style-name="ce1"/>
          <table:table-cell office:value-type="float" office:value="59" table:style-name="ce3">
            <text:p>59</text:p>
          </table:table-cell>
          <table:table-cell office:value-type="float" office:value="2" table:formula="of:=[.P4]-[.E4]" table:style-name="ce7">
            <text:p>2</text:p>
          </table:table-cell>
          <table:table-cell office:value-type="float" office:value="93" table:style-name="ce1">
            <text:p>93</text:p>
          </table:table-cell>
          <table:table-cell office:value-type="float" office:value="4" table:formula="of:=[.R4]-[.F4]" table:style-name="ce7">
            <text:p>4</text:p>
          </table:table-cell>
          <table:table-cell office:value-type="float" office:value="59" table:style-name="ce3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62" table:formula="of:=[.T4]+3" table:style-name="ce3">
            <text:p>62</text:p>
          </table:table-cell>
          <table:table-cell office:value-type="float" office:value="3" table:formula="of:=[.V4]-[.T4]" table:style-name="ce7">
            <text:p>3</text:p>
          </table:table-cell>
          <table:table-cell office:value-type="float" office:value="95" table:formula="of:=[.U4]+2" table:style-name="ce1">
            <text:p>95</text:p>
          </table:table-cell>
          <table:table-cell office:value-type="float" office:value="2" table:formula="of:=[.X4]-[.U4]" table:style-name="ce7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AT-10404</text:p>
          </table:table-cell>
          <table:table-cell office:value-type="string" table:style-name="ce9">
            <text:p>Board Game Sleeves - Small</text:p>
          </table:table-cell>
          <table:table-cell office:value-type="string" table:style-name="ce15">
            <text:p>Rød</text:p>
          </table:table-cell>
          <table:table-cell office:value-type="string" table:style-name="ce1">
            <text:p>0,100,100,0</text:p>
          </table:table-cell>
          <table:table-cell office:value-type="float" office:value="44" table:style-name="ce11">
            <text:p>44</text:p>
          </table:table-cell>
          <table:table-cell office:value-type="float" office:value="68" table:style-name="ce12">
            <text:p>68</text:p>
          </table:table-cell>
          <table:table-cell office:value-type="string" table:style-name="ce9">
            <text:p>1 11/16*2 5/8</text:p>
          </table:table-cell>
          <table:table-cell office:value-type="string" table:style-name="ce13">
            <text:p>5706569104047</text:p>
          </table:table-cell>
          <table:table-cell office:value-type="float" office:value="225" table:style-name="ce3">
            <text:p>225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office:value-type="float" office:value="227" table:formula="of:=[.J5]*3+2" table:style-name="ce3">
            <text:p>227</text:p>
          </table:table-cell>
          <table:table-cell office:value-type="float" office:value="227" table:formula="of:=[.I5]+2" table:style-name="ce1">
            <text:p>227</text:p>
          </table:table-cell>
          <table:table-cell office:value-type="float" office:value="156" table:formula="of:=[.K5]*2+2" table:style-name="ce1">
            <text:p>156</text:p>
          </table:table-cell>
          <table:table-cell table:style-name="ce1"/>
          <table:table-cell office:value-type="float" office:value="46" table:style-name="ce3">
            <text:p>46</text:p>
          </table:table-cell>
          <table:table-cell office:value-type="float" office:value="2" table:formula="of:=[.P5]-[.E5]" table:style-name="ce7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4" table:formula="of:=[.R5]-[.F5]" table:style-name="ce7">
            <text:p>4</text:p>
          </table:table-cell>
          <table:table-cell office:value-type="float" office:value="46" table:style-name="ce3">
            <text:p>46</text:p>
          </table:table-cell>
          <table:table-cell office:value-type="float" office:value="72" table:style-name="ce1">
            <text:p>72</text:p>
          </table:table-cell>
          <table:table-cell office:value-type="float" office:value="49" table:formula="of:=[.T5]+3" table:style-name="ce3">
            <text:p>49</text:p>
          </table:table-cell>
          <table:table-cell office:value-type="float" office:value="3" table:formula="of:=[.V5]-[.T5]" table:style-name="ce7">
            <text:p>3</text:p>
          </table:table-cell>
          <table:table-cell office:value-type="float" office:value="74" table:formula="of:=[.U5]+2" table:style-name="ce1">
            <text:p>74</text:p>
          </table:table-cell>
          <table:table-cell office:value-type="float" office:value="2" table:formula="of:=[.X5]-[.U5]" table:style-name="ce7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AT-10405</text:p>
          </table:table-cell>
          <table:table-cell office:value-type="string" table:style-name="ce9">
            <text:p>Board Game Sleeves - Mini</text:p>
          </table:table-cell>
          <table:table-cell office:value-type="string" table:style-name="ce16">
            <text:p>Gul</text:p>
          </table:table-cell>
          <table:table-cell office:value-type="string" table:style-name="ce1">
            <text:p>0,8,100,0</text:p>
          </table:table-cell>
          <table:table-cell office:value-type="float" office:value="41" table:style-name="ce11">
            <text:p>41</text:p>
          </table:table-cell>
          <table:table-cell office:value-type="float" office:value="63" table:style-name="ce12">
            <text:p>63</text:p>
          </table:table-cell>
          <table:table-cell office:value-type="string" table:style-name="ce9">
            <text:p>1 5/8*2 1/2</text:p>
          </table:table-cell>
          <table:table-cell office:value-type="string" table:style-name="ce13">
            <text:p>5706569104054</text:p>
          </table:table-cell>
          <table:table-cell office:value-type="float" office:value="225" table:style-name="ce3">
            <text:p>225</text:p>
          </table:table-cell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float" office:value="227" table:formula="of:=[.J6]*3+2" table:style-name="ce3">
            <text:p>227</text:p>
          </table:table-cell>
          <table:table-cell office:value-type="float" office:value="227" table:formula="of:=[.I6]+2" table:style-name="ce1">
            <text:p>227</text:p>
          </table:table-cell>
          <table:table-cell office:value-type="float" office:value="146" table:formula="of:=[.K6]*2+2" table:style-name="ce1">
            <text:p>146</text:p>
          </table:table-cell>
          <table:table-cell table:style-name="ce1"/>
          <table:table-cell office:value-type="float" office:value="44" table:style-name="ce3">
            <text:p>44</text:p>
          </table:table-cell>
          <table:table-cell office:value-type="float" office:value="3" table:formula="of:=[.P6]-[.E6]" table:style-name="ce7">
            <text:p>3</text:p>
          </table:table-cell>
          <table:table-cell office:value-type="float" office:value="67" table:style-name="ce1">
            <text:p>67</text:p>
          </table:table-cell>
          <table:table-cell office:value-type="float" office:value="4" table:formula="of:=[.R6]-[.F6]" table:style-name="ce7">
            <text:p>4</text:p>
          </table:table-cell>
          <table:table-cell office:value-type="float" office:value="44" table:style-name="ce3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47" table:formula="of:=[.T6]+3" table:style-name="ce3">
            <text:p>47</text:p>
          </table:table-cell>
          <table:table-cell office:value-type="float" office:value="3" table:formula="of:=[.V6]-[.T6]" table:style-name="ce7">
            <text:p>3</text:p>
          </table:table-cell>
          <table:table-cell office:value-type="float" office:value="69" table:formula="of:=[.U6]+2" table:style-name="ce1">
            <text:p>69</text:p>
          </table:table-cell>
          <table:table-cell office:value-type="float" office:value="2" table:formula="of:=[.X6]-[.U6]" table:style-name="ce7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AT-10406</text:p>
          </table:table-cell>
          <table:table-cell office:value-type="string" table:style-name="ce9">
            <text:p>Board Game Sleeves - Standard<text:s/></text:p>
          </table:table-cell>
          <table:table-cell office:value-type="string" table:style-name="ce17">
            <text:p>Grå</text:p>
          </table:table-cell>
          <table:table-cell office:value-type="string" table:style-name="ce1">
            <text:p>51,41,38,3</text:p>
          </table:table-cell>
          <table:table-cell office:value-type="float" office:value="63" table:style-name="ce11">
            <text:p>63</text:p>
          </table:table-cell>
          <table:table-cell office:value-type="float" office:value="88" table:style-name="ce12">
            <text:p>88</text:p>
          </table:table-cell>
          <table:table-cell office:value-type="string" table:style-name="ce9">
            <text:p>2 1/2*3 1/2</text:p>
          </table:table-cell>
          <table:table-cell office:value-type="string" table:style-name="ce13">
            <text:p>5706569104061</text:p>
          </table:table-cell>
          <table:table-cell office:value-type="float" office:value="225" table:style-name="ce3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05" table:style-name="ce1">
            <text:p>105</text:p>
          </table:table-cell>
          <table:table-cell office:value-type="float" office:value="272" table:formula="of:=[.J7]*3+2" table:style-name="ce3">
            <text:p>272</text:p>
          </table:table-cell>
          <table:table-cell office:value-type="float" office:value="227" table:formula="of:=[.I7]+2" table:style-name="ce1">
            <text:p>227</text:p>
          </table:table-cell>
          <table:table-cell office:value-type="float" office:value="212" table:formula="of:=[.K7]*2+2" table:style-name="ce1">
            <text:p>212</text:p>
          </table:table-cell>
          <table:table-cell table:style-name="ce1"/>
          <table:table-cell office:value-type="float" office:value="66.5" table:style-name="ce3">
            <text:p>66,5</text:p>
          </table:table-cell>
          <table:table-cell office:value-type="float" office:value="3.5" table:formula="of:=[.P7]-[.E7]" table:style-name="ce7">
            <text:p>3,5</text:p>
          </table:table-cell>
          <table:table-cell office:value-type="float" office:value="94" table:style-name="ce1">
            <text:p>94</text:p>
          </table:table-cell>
          <table:table-cell office:value-type="float" office:value="6" table:formula="of:=[.R7]-[.F7]" table:style-name="ce7">
            <text:p>6</text:p>
          </table:table-cell>
          <table:table-cell office:value-type="float" office:value="66.5" table:style-name="ce3">
            <text:p>66,5</text:p>
          </table:table-cell>
          <table:table-cell office:value-type="float" office:value="92.5" table:style-name="ce1">
            <text:p>92,5</text:p>
          </table:table-cell>
          <table:table-cell office:value-type="float" office:value="69.5" table:formula="of:=[.T7]+3" table:style-name="ce3">
            <text:p>69,5</text:p>
          </table:table-cell>
          <table:table-cell office:value-type="float" office:value="3" table:formula="of:=[.V7]-[.T7]" table:style-name="ce7">
            <text:p>3</text:p>
          </table:table-cell>
          <table:table-cell office:value-type="float" office:value="94.5" table:formula="of:=[.U7]+2" table:style-name="ce1">
            <text:p>94,5</text:p>
          </table:table-cell>
          <table:table-cell office:value-type="float" office:value="2" table:formula="of:=[.X7]-[.U7]" table:style-name="ce7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AT-10407</text:p>
          </table:table-cell>
          <table:table-cell office:value-type="string" table:style-name="ce9">
            <text:p>Board Game Sleeves - Extra Large</text:p>
          </table:table-cell>
          <table:table-cell office:value-type="string" table:style-name="ce18">
            <text:p>Lilla</text:p>
          </table:table-cell>
          <table:table-cell office:value-type="string" table:style-name="ce1">
            <text:p>65,90,0,0</text:p>
          </table:table-cell>
          <table:table-cell office:value-type="float" office:value="65" table:style-name="ce11">
            <text:p>65</text:p>
          </table:table-cell>
          <table:table-cell office:value-type="float" office:value="100" table:style-name="ce12">
            <text:p>100</text:p>
          </table:table-cell>
          <table:table-cell office:value-type="string" table:style-name="ce9">
            <text:p>2 9/16*3 15/16</text:p>
          </table:table-cell>
          <table:table-cell office:value-type="string" table:style-name="ce13">
            <text:p>5706569104078</text:p>
          </table:table-cell>
          <table:table-cell office:value-type="float" office:value="225" table:style-name="ce3">
            <text:p>225</text:p>
          </table:table-cell>
          <table:table-cell office:value-type="float" office:value="93" table:style-name="ce1">
            <text:p>93</text:p>
          </table:table-cell>
          <table:table-cell office:value-type="float" office:value="120" table:style-name="ce1">
            <text:p>120</text:p>
          </table:table-cell>
          <table:table-cell office:value-type="float" office:value="281" table:formula="of:=[.J8]*3+2" table:style-name="ce3">
            <text:p>281</text:p>
          </table:table-cell>
          <table:table-cell office:value-type="float" office:value="227" table:formula="of:=[.I8]+2" table:style-name="ce1">
            <text:p>227</text:p>
          </table:table-cell>
          <table:table-cell office:value-type="float" office:value="242" table:formula="of:=[.K8]*2+2" table:style-name="ce1">
            <text:p>242</text:p>
          </table:table-cell>
          <table:table-cell table:style-name="ce1"/>
          <table:table-cell office:value-type="float" office:value="68" table:style-name="ce3">
            <text:p>68</text:p>
          </table:table-cell>
          <table:table-cell office:value-type="float" office:value="3" table:formula="of:=[.P8]-[.E8]" table:style-name="ce7">
            <text:p>3</text:p>
          </table:table-cell>
          <table:table-cell office:value-type="float" office:value="104" table:style-name="ce1">
            <text:p>104</text:p>
          </table:table-cell>
          <table:table-cell office:value-type="float" office:value="4" table:formula="of:=[.R8]-[.F8]" table:style-name="ce7">
            <text:p>4</text:p>
          </table:table-cell>
          <table:table-cell office:value-type="float" office:value="68" table:style-name="ce3">
            <text:p>68</text:p>
          </table:table-cell>
          <table:table-cell office:value-type="float" office:value="104" table:style-name="ce1">
            <text:p>104</text:p>
          </table:table-cell>
          <table:table-cell office:value-type="float" office:value="71" table:formula="of:=[.T8]+3" table:style-name="ce3">
            <text:p>71</text:p>
          </table:table-cell>
          <table:table-cell office:value-type="float" office:value="3" table:formula="of:=[.V8]-[.T8]" table:style-name="ce7">
            <text:p>3</text:p>
          </table:table-cell>
          <table:table-cell office:value-type="float" office:value="106" table:formula="of:=[.U8]+2" table:style-name="ce1">
            <text:p>106</text:p>
          </table:table-cell>
          <table:table-cell office:value-type="float" office:value="2" table:formula="of:=[.X8]-[.U8]" table:style-name="ce7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AT-10408</text:p>
          </table:table-cell>
          <table:table-cell office:value-type="string" table:style-name="ce9">
            <text:p>Board Game Sleeves - Oversize<text:s/></text:p>
          </table:table-cell>
          <table:table-cell office:value-type="string" table:style-name="ce19">
            <text:p>Brun</text:p>
          </table:table-cell>
          <table:table-cell office:value-type="string" table:style-name="ce1">
            <text:p>36,57,84,23</text:p>
          </table:table-cell>
          <table:table-cell office:value-type="float" office:value="79" table:style-name="ce11">
            <text:p>79</text:p>
          </table:table-cell>
          <table:table-cell office:value-type="float" office:value="120" table:style-name="ce12">
            <text:p>120</text:p>
          </table:table-cell>
          <table:table-cell office:value-type="string" table:style-name="ce9">
            <text:p>3 1/8*4 3/4</text:p>
          </table:table-cell>
          <table:table-cell office:value-type="string" table:style-name="ce13">
            <text:p>5706569104085</text:p>
          </table:table-cell>
          <table:table-cell office:value-type="float" office:value="225" table:style-name="ce3">
            <text:p>225</text:p>
          </table:table-cell>
          <table:table-cell office:value-type="float" office:value="115" table:style-name="ce1">
            <text:p>115</text:p>
          </table:table-cell>
          <table:table-cell office:value-type="float" office:value="135" table:style-name="ce1">
            <text:p>135</text:p>
          </table:table-cell>
          <table:table-cell office:value-type="float" office:value="347" table:formula="of:=[.J9]*3+2" table:style-name="ce3">
            <text:p>347</text:p>
          </table:table-cell>
          <table:table-cell office:value-type="float" office:value="227" table:formula="of:=[.I9]+2" table:style-name="ce1">
            <text:p>227</text:p>
          </table:table-cell>
          <table:table-cell office:value-type="float" office:value="272" table:formula="of:=[.K9]*2+2" table:style-name="ce1">
            <text:p>272</text:p>
          </table:table-cell>
          <table:table-cell table:style-name="ce1"/>
          <table:table-cell office:value-type="float" office:value="82" table:style-name="ce3">
            <text:p>82</text:p>
          </table:table-cell>
          <table:table-cell office:value-type="float" office:value="3" table:formula="of:=[.P9]-[.E9]" table:style-name="ce7">
            <text:p>3</text:p>
          </table:table-cell>
          <table:table-cell office:value-type="float" office:value="124" table:style-name="ce1">
            <text:p>124</text:p>
          </table:table-cell>
          <table:table-cell office:value-type="float" office:value="4" table:formula="of:=[.R9]-[.F9]" table:style-name="ce7">
            <text:p>4</text:p>
          </table:table-cell>
          <table:table-cell office:value-type="float" office:value="82" table:style-name="ce3">
            <text:p>82</text:p>
          </table:table-cell>
          <table:table-cell office:value-type="float" office:value="124" table:style-name="ce1">
            <text:p>124</text:p>
          </table:table-cell>
          <table:table-cell office:value-type="float" office:value="85" table:formula="of:=[.T9]+3" table:style-name="ce3">
            <text:p>85</text:p>
          </table:table-cell>
          <table:table-cell office:value-type="float" office:value="3" table:formula="of:=[.V9]-[.T9]" table:style-name="ce7">
            <text:p>3</text:p>
          </table:table-cell>
          <table:table-cell office:value-type="float" office:value="126" table:formula="of:=[.U9]+2" table:style-name="ce1">
            <text:p>126</text:p>
          </table:table-cell>
          <table:table-cell office:value-type="float" office:value="2" table:formula="of:=[.X9]-[.U9]" table:style-name="ce7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AT-10409</text:p>
          </table:table-cell>
          <table:table-cell office:value-type="string" table:style-name="ce9">
            <text:p>Board Game Sleeves - Square</text:p>
          </table:table-cell>
          <table:table-cell office:value-type="string" table:style-name="ce20">
            <text:p>Orange</text:p>
          </table:table-cell>
          <table:table-cell office:value-type="string" table:style-name="ce1">
            <text:p>0,50,98,0</text:p>
          </table:table-cell>
          <table:table-cell office:value-type="float" office:value="69" table:style-name="ce11">
            <text:p>69</text:p>
          </table:table-cell>
          <table:table-cell office:value-type="float" office:value="69" table:style-name="ce12">
            <text:p>69</text:p>
          </table:table-cell>
          <table:table-cell office:value-type="string" table:style-name="ce9">
            <text:p>2 3/4*2 3/4</text:p>
          </table:table-cell>
          <table:table-cell office:value-type="string" table:style-name="ce13">
            <text:p>5706569104092</text:p>
          </table:table-cell>
          <table:table-cell office:value-type="float" office:value="225" table:style-name="ce3">
            <text:p>225</text:p>
          </table:table-cell>
          <table:table-cell office:value-type="float" office:value="104" table:style-name="ce1">
            <text:p>104</text:p>
          </table:table-cell>
          <table:table-cell office:value-type="float" office:value="78" table:style-name="ce1">
            <text:p>78</text:p>
          </table:table-cell>
          <table:table-cell office:value-type="float" office:value="314" table:formula="of:=[.J10]*3+2" table:style-name="ce3">
            <text:p>314</text:p>
          </table:table-cell>
          <table:table-cell office:value-type="float" office:value="227" table:formula="of:=[.I10]+2" table:style-name="ce1">
            <text:p>227</text:p>
          </table:table-cell>
          <table:table-cell office:value-type="float" office:value="158" table:formula="of:=[.K10]*2+2" table:style-name="ce1">
            <text:p>158</text:p>
          </table:table-cell>
          <table:table-cell table:style-name="ce1"/>
          <table:table-cell office:value-type="float" office:value="72" table:style-name="ce3">
            <text:p>72</text:p>
          </table:table-cell>
          <table:table-cell office:value-type="float" office:value="3" table:formula="of:=[.P10]-[.E10]" table:style-name="ce7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4" table:formula="of:=[.R10]-[.F10]" table:style-name="ce7">
            <text:p>4</text:p>
          </table:table-cell>
          <table:table-cell office:value-type="float" office:value="72" table:style-name="ce3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5" table:formula="of:=[.T10]+3" table:style-name="ce3">
            <text:p>75</text:p>
          </table:table-cell>
          <table:table-cell office:value-type="float" office:value="3" table:formula="of:=[.V10]-[.T10]" table:style-name="ce7">
            <text:p>3</text:p>
          </table:table-cell>
          <table:table-cell office:value-type="float" office:value="75" table:formula="of:=[.U10]+2" table:style-name="ce1">
            <text:p>75</text:p>
          </table:table-cell>
          <table:table-cell office:value-type="float" office:value="2" table:formula="of:=[.X10]-[.U10]" table:style-name="ce7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8">
            <text:p>AT-10410</text:p>
          </table:table-cell>
          <table:table-cell office:value-type="string" table:style-name="ce9">
            <text:p>Board Game Sleeves - Tarot</text:p>
          </table:table-cell>
          <table:table-cell office:value-type="string" table:style-name="ce21">
            <text:p>Mørkegrøn</text:p>
          </table:table-cell>
          <table:table-cell office:value-type="string" table:style-name="ce1">
            <text:p>90,30,95,30</text:p>
          </table:table-cell>
          <table:table-cell office:value-type="float" office:value="70" table:style-name="ce11">
            <text:p>70</text:p>
          </table:table-cell>
          <table:table-cell office:value-type="float" office:value="120" table:style-name="ce12">
            <text:p>120</text:p>
          </table:table-cell>
          <table:table-cell office:value-type="string" table:style-name="ce9">
            <text:p>2 3/4*4 3/4</text:p>
          </table:table-cell>
          <table:table-cell office:value-type="string" table:style-name="ce13">
            <text:p>5706569104108</text:p>
          </table:table-cell>
          <table:table-cell office:value-type="float" office:value="225" table:style-name="ce3">
            <text:p>225</text:p>
          </table:table-cell>
          <table:table-cell office:value-type="float" office:value="105" table:style-name="ce1">
            <text:p>105</text:p>
          </table:table-cell>
          <table:table-cell office:value-type="float" office:value="135" table:style-name="ce1">
            <text:p>135</text:p>
          </table:table-cell>
          <table:table-cell office:value-type="float" office:value="317" table:formula="of:=[.J11]*3+2" table:style-name="ce3">
            <text:p>317</text:p>
          </table:table-cell>
          <table:table-cell office:value-type="float" office:value="227" table:formula="of:=[.I11]+2" table:style-name="ce1">
            <text:p>227</text:p>
          </table:table-cell>
          <table:table-cell office:value-type="float" office:value="272" table:formula="of:=[.K11]*2+2" table:style-name="ce1">
            <text:p>272</text:p>
          </table:table-cell>
          <table:table-cell table:style-name="ce1"/>
          <table:table-cell office:value-type="float" office:value="72" table:style-name="ce3">
            <text:p>72</text:p>
          </table:table-cell>
          <table:table-cell office:value-type="float" office:value="2" table:formula="of:=[.P11]-[.E11]" table:style-name="ce7">
            <text:p>2</text:p>
          </table:table-cell>
          <table:table-cell office:value-type="float" office:value="124" table:style-name="ce1">
            <text:p>124</text:p>
          </table:table-cell>
          <table:table-cell office:value-type="float" office:value="4" table:formula="of:=[.R11]-[.F11]" table:style-name="ce7">
            <text:p>4</text:p>
          </table:table-cell>
          <table:table-cell office:value-type="float" office:value="72" table:style-name="ce3">
            <text:p>72</text:p>
          </table:table-cell>
          <table:table-cell office:value-type="float" office:value="124" table:style-name="ce1">
            <text:p>124</text:p>
          </table:table-cell>
          <table:table-cell office:value-type="float" office:value="75" table:formula="of:=[.T11]+3" table:style-name="ce3">
            <text:p>75</text:p>
          </table:table-cell>
          <table:table-cell office:value-type="float" office:value="3" table:formula="of:=[.V11]-[.T11]" table:style-name="ce7">
            <text:p>3</text:p>
          </table:table-cell>
          <table:table-cell office:value-type="float" office:value="126" table:formula="of:=[.U11]+2" table:style-name="ce1">
            <text:p>126</text:p>
          </table:table-cell>
          <table:table-cell office:value-type="float" office:value="2" table:formula="of:=[.X11]-[.U11]" table:style-name="ce7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5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Lauge</meta:initial-creator>
    <dc:creator>Lauge</dc:creator>
    <meta:creation-date>2016-11-29T10:00:44Z</meta:creation-date>
    <dc:date>2016-11-29T10:02:49Z</dc:date>
  </office:meta>
</office:document-meta>
</file>